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3.357cm"/>
    </style:style>
    <style:style style:name="co21" style:family="table-column">
      <style:table-column-properties fo:break-before="auto" style:column-width="1.314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/>
    <style:style style:name="ce14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5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2"/>
        <table:table-column table:style-name="co14" table:default-cell-style-name="ce18"/>
        <table:table-column table:style-name="co21" table:default-cell-style-name="ce22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28" table:default-cell-style-name="ce18"/>
        <table:table-column table:style-name="co26" table:default-cell-style-name="ce18"/>
        <table:table-column table:style-name="co27" table:default-cell-style-name="ce22"/>
        <table:table-column table:style-name="co29" table:default-cell-style-name="ce18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1" office:value-type="string">
            <text:p>Quantity</text:p>
          </table:table-cell>
          <table:table-cell table:style-name="ce17" office:value-type="string">
            <text:p>Unit Price</text:p>
          </table:table-cell>
          <table:table-cell table:style-name="ce21" office:value-type="string">
            <text:p>UOM</text:p>
          </table:table-cell>
          <table:table-cell table:style-name="ce17" office:value-type="string">
            <text:p>Basic Price</text:p>
          </table:table-cell>
          <table:table-cell table:style-name="ce17" office:value-type="string">
            <text:p>Excise Duty</text:p>
          </table:table-cell>
          <table:table-cell table:style-name="ce17" office:value-type="string">
            <text:p>CST</text:p>
          </table:table-cell>
          <table:table-cell table:style-name="ce17" office:value-type="string">
            <text:p>VAT</text:p>
          </table:table-cell>
          <table:table-cell table:style-name="ce17" office:value-type="string">
            <text:p>TCS</text:p>
          </table:table-cell>
          <table:table-cell table:style-name="ce17" office:value-type="string">
            <text:p>Freight</text:p>
          </table:table-cell>
          <table:table-cell table:style-name="ce17" office:value-type="string">
            <text:p>Insurance</text:p>
          </table:table-cell>
          <table:table-cell table:style-name="ce17" office:value-type="string">
            <text:p>Others</text:p>
          </table:table-cell>
          <table:table-cell table:style-name="ce21" office:value-type="string">
            <text:p>Curr(DOC)</text:p>
          </table:table-cell>
          <table:table-cell table:style-name="ce17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 or 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3"/>
                <table:table-cell table:number-columns-repeated="998"/>
              </table:table-row>
              <table:table-row table:style-name="ro2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4"/>
                <table:table-cell table:style-name="ce19"/>
                <table:table-cell table:style-name="ce23"/>
                <table:table-cell table:style-name="ce19" table:number-columns-repeated="8"/>
                <table:table-cell table:style-name="ce23"/>
                <table:table-cell table:style-name="ce19"/>
                <table:table-cell table:style-name="ce3"/>
                <table:table-cell table:style-name="ce25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19"/>
                <table:table-cell table:style-name="ce23"/>
                <table:table-cell table:style-name="ce19" table:number-columns-repeated="8"/>
                <table:table-cell table:style-name="ce23"/>
                <table:table-cell table:style-name="ce19"/>
                <table:table-cell table:style-name="ce3"/>
                <table:table-cell table:style-name="ce25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9"/>
                <table:table-cell table:style-name="ce23"/>
                <table:table-cell table:style-name="ce19" table:number-columns-repeated="8"/>
                <table:table-cell table:style-name="ce23"/>
                <table:table-cell table:style-name="ce19"/>
                <table:table-cell table:style-name="ce3"/>
                <table:table-cell table:style-name="ce25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6"/>
              <table:table-cell table:style-name="ce20"/>
              <table:table-cell table:style-name="ce24"/>
              <table:table-cell table:style-name="ce20" table:number-columns-repeated="8"/>
              <table:table-cell table:style-name="ce24"/>
              <table:table-cell table:style-name="ce20"/>
              <table:table-cell table:style-name="ce4"/>
              <table:table-cell table:style-name="ce25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6"/>
            <table:table-cell table:style-name="ce20"/>
            <table:table-cell table:style-name="ce24"/>
            <table:table-cell table:style-name="ce20" table:number-columns-repeated="8"/>
            <table:table-cell table:style-name="ce24"/>
            <table:table-cell table:style-name="ce20"/>
            <table:table-cell table:style-name="ce4"/>
            <table:table-cell table:style-name="ce25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4"/>
                <table:table-cell table:style-name="ce19"/>
                <table:table-cell table:style-name="ce23"/>
                <table:table-cell table:style-name="ce19" table:number-columns-repeated="8"/>
                <table:table-cell table:style-name="ce23"/>
                <table:table-cell table:style-name="ce19"/>
                <table:table-cell table:style-name="ce3"/>
                <table:table-cell table:style-name="ce25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6"/>
              <table:table-cell table:style-name="ce20"/>
              <table:table-cell table:style-name="ce24"/>
              <table:table-cell table:style-name="ce20" table:number-columns-repeated="8"/>
              <table:table-cell table:style-name="ce24"/>
              <table:table-cell table:style-name="ce20"/>
              <table:table-cell table:style-name="ce4"/>
              <table:table-cell table:style-name="ce25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6"/>
            <table:table-cell table:style-name="ce20"/>
            <table:table-cell table:style-name="ce24"/>
            <table:table-cell table:style-name="ce20" table:number-columns-repeated="8"/>
            <table:table-cell table:style-name="ce24"/>
            <table:table-cell table:style-name="ce20"/>
            <table:table-cell table:style-name="ce4"/>
            <table:table-cell table:style-name="ce25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6"/>
          <table:table-cell table:style-name="ce20"/>
          <table:table-cell table:style-name="ce24"/>
          <table:table-cell table:style-name="ce20" table:number-columns-repeated="8"/>
          <table:table-cell table:style-name="ce24"/>
          <table:table-cell table:style-name="ce20"/>
          <table:table-cell table:style-name="ce4"/>
          <table:table-cell table:style-name="ce25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7-15T14:24:46</dc:date>
    <meta:editing-cycles>137</meta:editing-cycles>
    <meta:generator>LibreOffice/3.5$Linux_x86 LibreOffice_project/350m1$Build-2</meta:generator>
    <meta:editing-duration>PT7H6M40S</meta:editing-duration>
    <dc:creator>TP172 </dc:creator>
    <meta:document-statistic meta:table-count="1" meta:cell-count="82" meta:object-count="0"/>
    <meta:template xlink:type="simple" xlink:actuate="onRequest" xlink:title="Normal.dotm" xlink:href=""/>
  </office:meta>
</office:document-meta>
</file>